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rogation not justiciabl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[.A3]" office:value-type="float" office:value="0" calcext:value-type="float">
            <text:p>0</text:p>
          </table:table-cell>
          <table:table-cell table:formula="of:=[.D3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rogation justiciabl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[.A6]" office:value-type="float" office:value="1" calcext:value-type="float">
            <text:p>1</text:p>
          </table:table-cell>
          <table:table-cell table:formula="of:=[.D6]*20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]*[.B9]" office:value-type="float" office:value="0.1" calcext:value-type="float">
            <text:p>0.1</text:p>
          </table:table-cell>
          <table:table-cell table:formula="of:=[.D9]*2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un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2]*[.B12]" office:value-type="float" office:value="0.9" calcext:value-type="float">
            <text:p>0.9</text:p>
          </table:table-cell>
          <table:table-cell table:formula="of:=[.D12]*20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explicitly state</text:p>
          </table:table-cell>
          <table:table-cell table:number-columns-repeated="8"/>
        </table:table-row>
        <table:table-row table:style-name="ro1">
          <table:table-cell table:formula="of:=[.D12]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5]*[.B15]" office:value-type="float" office:value="0.18" calcext:value-type="float">
            <text:p>0.18</text:p>
          </table:table-cell>
          <table:table-cell table:formula="of:=[.D15]*20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state, nothing happens</text:p>
          </table:table-cell>
          <table:table-cell table:number-columns-repeated="8"/>
        </table:table-row>
        <table:table-row table:style-name="ro1">
          <table:table-cell table:formula="of:=[.D15]"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]*[.B18]" office:value-type="float" office:value="0.036" calcext:value-type="float">
            <text:p>0.036</text:p>
          </table:table-cell>
          <table:table-cell table:formula="of:=[.D18]*20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state, Parliament re-sits</text:p>
          </table:table-cell>
          <table:table-cell table:number-columns-repeated="8"/>
        </table:table-row>
        <table:table-row table:style-name="ro1">
          <table:table-cell table:formula="of:=[.D15]" office:value-type="float" office:value="0.18" calcext:value-type="float">
            <text:p>0.1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1]*[.B21]" office:value-type="float" office:value="0.144" calcext:value-type="float">
            <text:p>0.144</text:p>
          </table:table-cell>
          <table:table-cell table:formula="of:=[.D21]*20" office:value-type="float" office:value="2.88" calcext:value-type="float">
            <text:p>2.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llifies</text:p>
          </table:table-cell>
          <table:table-cell table:number-columns-repeated="8"/>
        </table:table-row>
        <table:table-row table:style-name="ro1">
          <table:table-cell table:formula="of:=[.D12]"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24]*[.B24]" office:value-type="float" office:value="0.36" calcext:value-type="float">
            <text:p>0.36</text:p>
          </table:table-cell>
          <table:table-cell table:formula="of:=[.D24]*20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els Govt</text:p>
          </table:table-cell>
          <table:table-cell table:number-columns-repeated="8"/>
        </table:table-row>
        <table:table-row table:style-name="ro1">
          <table:table-cell table:formula="of:=[.D12]"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27]*[.B27]" office:value-type="float" office:value="0.36" calcext:value-type="float">
            <text:p>0.36</text:p>
          </table:table-cell>
          <table:table-cell table:formula="of:=[.D27]*20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complies</text:p>
          </table:table-cell>
          <table:table-cell table:number-columns-repeated="8"/>
        </table:table-row>
        <table:table-row table:style-name="ro1">
          <table:table-cell table:formula="of:=[.D27]"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30]*[.B30]" office:value-type="float" office:value="0.288" calcext:value-type="float">
            <text:p>0.288</text:p>
          </table:table-cell>
          <table:table-cell table:formula="of:=[.D30]*20" office:value-type="float" office:value="5.76" calcext:value-type="float">
            <text:p>5.7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refuses to comply</text:p>
          </table:table-cell>
          <table:table-cell table:number-columns-repeated="8"/>
        </table:table-row>
        <table:table-row table:style-name="ro1">
          <table:table-cell table:formula="of:=[.D27]"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33]*[.B33]" office:value-type="float" office:value="0.072" calcext:value-type="float">
            <text:p>0.072</text:p>
          </table:table-cell>
          <table:table-cell table:formula="of:=[.D33]*20" office:value-type="float" office:value="1.44" calcext:value-type="float">
            <text:p>1.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8"/>
        </table:table-row>
        <table:table-row table:style-name="ro1">
          <table:table-cell table:formula="of:=[.D24]"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6]*[.B36]" office:value-type="float" office:value="0.252" calcext:value-type="float">
            <text:p>0.252</text:p>
          </table:table-cell>
          <table:table-cell table:formula="of:=[.D36]*20" office:value-type="float" office:value="5.04" calcext:value-type="float">
            <text:p>5.04</text:p>
          </table:table-cell>
          <table:table-cell table:number-columns-repeated="4"/>
        </table:table-row>
        <table:table-row table:style-name="ro1">
          <table:table-cell table:formula="of:=[.D30]" office:value-type="float" office:value="0.288" calcext:value-type="float">
            <text:p>0.28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7]*[.B37]" office:value-type="float" office:value="0.2016" calcext:value-type="float">
            <text:p>0.2016</text:p>
          </table:table-cell>
          <table:table-cell table:formula="of:=[.D37]*20" office:value-type="float" office:value="4.032" calcext:value-type="float">
            <text:p>4.032</text:p>
          </table:table-cell>
          <table:table-cell table:number-columns-repeated="4"/>
        </table:table-row>
        <table:table-row table:style-name="ro1">
          <table:table-cell table:formula="of:=[.D21]" office:value-type="float" office:value="0.144" calcext:value-type="float">
            <text:p>0.14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8]*[.B38]" office:value-type="float" office:value="0.1008" calcext:value-type="float">
            <text:p>0.1008</text:p>
          </table:table-cell>
          <table:table-cell table:formula="of:=[.D38]*20" office:value-type="float" office:value="2.016" calcext:value-type="float">
            <text:p>2.01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36:.D38])" office:value-type="float" office:value="0.5544" calcext:value-type="float">
            <text:p>0.5544</text:p>
          </table:table-cell>
          <table:table-cell table:formula="of:=[.D39]*20" office:value-type="float" office:value="11.088" calcext:value-type="float">
            <text:p>11.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table:formula="of:=[.D24]"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1]*[.B41]" office:value-type="float" office:value="0.108" calcext:value-type="float">
            <text:p>0.108</text:p>
          </table:table-cell>
          <table:table-cell table:formula="of:=[.D41]*20" office:value-type="float" office:value="2.16" calcext:value-type="float">
            <text:p>2.16</text:p>
          </table:table-cell>
          <table:table-cell table:number-columns-repeated="4"/>
        </table:table-row>
        <table:table-row table:style-name="ro1">
          <table:table-cell table:formula="of:=[.D30]" office:value-type="float" office:value="0.288" calcext:value-type="float">
            <text:p>0.28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2]*[.B42]" office:value-type="float" office:value="0.0864" calcext:value-type="float">
            <text:p>0.0864</text:p>
          </table:table-cell>
          <table:table-cell table:formula="of:=[.D42]*20" office:value-type="float" office:value="1.728" calcext:value-type="float">
            <text:p>1.728</text:p>
          </table:table-cell>
          <table:table-cell table:number-columns-repeated="4"/>
        </table:table-row>
        <table:table-row table:style-name="ro1">
          <table:table-cell table:formula="of:=[.D21]" office:value-type="float" office:value="0.144" calcext:value-type="float">
            <text:p>0.14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3]*[.B43]" office:value-type="float" office:value="0.0432" calcext:value-type="float">
            <text:p>0.0432</text:p>
          </table:table-cell>
          <table:table-cell table:formula="of:=[.D43]*20" office:value-type="float" office:value="0.864" calcext:value-type="float">
            <text:p>0.86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41:.D43])" office:value-type="float" office:value="0.2376" calcext:value-type="float">
            <text:p>0.2376</text:p>
          </table:table-cell>
          <table:table-cell table:formula="of:=[.D44]*20" office:value-type="float" office:value="4.752" calcext:value-type="float">
            <text:p>4.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Late Sept</text:p>
          </table:table-cell>
          <table:table-cell table:number-columns-repeated="8"/>
        </table:table-row>
        <table:table-row table:style-name="ro1">
          <table:table-cell table:formula="of:=[.D39]" office:value-type="float" office:value="0.5544" calcext:value-type="float">
            <text:p>0.554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6]*[.B46]" office:value-type="float" office:value="0.49896" calcext:value-type="float">
            <text:p>0.49896</text:p>
          </table:table-cell>
          <table:table-cell table:formula="of:=[.D46]*20" office:value-type="float" office:value="9.9792" calcext:value-type="float">
            <text:p>9.97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Passes</text:p>
          </table:table-cell>
          <table:table-cell table:number-columns-repeated="8"/>
        </table:table-row>
        <table:table-row table:style-name="ro1">
          <table:table-cell table:formula="of:=[.D46]" office:value-type="float" office:value="0.49896" calcext:value-type="float">
            <text:p>0.4989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49]*[.B49]" office:value-type="float" office:value="0.399168" calcext:value-type="float">
            <text:p>0.399168</text:p>
          </table:table-cell>
          <table:table-cell table:formula="of:=[.D49]*20" office:value-type="float" office:value="7.98336" calcext:value-type="float">
            <text:p>7.983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Fails</text:p>
          </table:table-cell>
          <table:table-cell table:number-columns-repeated="8"/>
        </table:table-row>
        <table:table-row table:style-name="ro1">
          <table:table-cell table:formula="of:=[.D46]" office:value-type="float" office:value="0.49896" calcext:value-type="float">
            <text:p>0.4989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52]*[.B52]" office:value-type="float" office:value="0.099792" calcext:value-type="float">
            <text:p>0.099792</text:p>
          </table:table-cell>
          <table:table-cell table:formula="of:=[.D52]*20" office:value-type="float" office:value="1.99584" calcext:value-type="float">
            <text:p>1.9958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succeeds</text:p>
          </table:table-cell>
          <table:table-cell table:number-columns-repeated="8"/>
        </table:table-row>
        <table:table-row table:style-name="ro1">
          <table:table-cell table:formula="of:=[.D33]" office:value-type="float" office:value="0.072" calcext:value-type="float">
            <text:p>0.07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55]*[.B55]" office:value-type="float" office:value="0.0648" calcext:value-type="float">
            <text:p>0.0648</text:p>
          </table:table-cell>
          <table:table-cell table:formula="of:=[.D55]*20" office:value-type="float" office:value="1.296" calcext:value-type="float">
            <text:p>1.29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fails</text:p>
          </table:table-cell>
          <table:table-cell table:number-columns-repeated="8"/>
        </table:table-row>
        <table:table-row table:style-name="ro1">
          <table:table-cell table:formula="of:=[.D33]"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58]*[.B58]" office:value-type="float" office:value="0.0072" calcext:value-type="float">
            <text:p>0.0072</text:p>
          </table:table-cell>
          <table:table-cell table:formula="of:=[.D58]*20" office:value-type="float" office:value="0.144" calcext:value-type="float">
            <text:p>0.1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doesn’t pass</text:p>
          </table:table-cell>
          <table:table-cell table:number-columns-repeated="8"/>
        </table:table-row>
        <table:table-row table:style-name="ro1">
          <table:table-cell table:formula="of:=[.D3]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1]*[.B61]" office:value-type="float" office:value="0" calcext:value-type="float">
            <text:p>0</text:p>
          </table:table-cell>
          <table:table-cell table:formula="of:=[.D61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nnounces further prorogation</text:p>
          </table:table-cell>
          <table:table-cell table:number-columns-repeated="8"/>
        </table:table-row>
        <table:table-row table:style-name="ro1">
          <table:table-cell table:formula="of:=[.D6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64]*[.B64]" office:value-type="float" office:value="0" calcext:value-type="float">
            <text:p>0</text:p>
          </table:table-cell>
          <table:table-cell table:formula="of:=[.D64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urther prorogation happens</text:p>
          </table:table-cell>
          <table:table-cell table:number-columns-repeated="8"/>
        </table:table-row>
        <table:table-row table:style-name="ro1">
          <table:table-cell table:formula="of:=[.D64]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67]*[.B67]" office:value-type="float" office:value="0" calcext:value-type="float">
            <text:p>0</text:p>
          </table:table-cell>
          <table:table-cell table:formula="of:=[.D67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een refuses</text:p>
          </table:table-cell>
          <table:table-cell table:number-columns-repeated="8"/>
        </table:table-row>
        <table:table-row table:style-name="ro1">
          <table:table-cell table:formula="of:=[.D6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0]*[.B70]" office:value-type="float" office:value="0" calcext:value-type="float">
            <text:p>0</text:p>
          </table:table-cell>
          <table:table-cell table:formula="of:=[.D70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f of cabinet resigns</text:p>
          </table:table-cell>
          <table:table-cell table:number-columns-repeated="8"/>
        </table:table-row>
        <table:table-row table:style-name="ro1">
          <table:table-cell table:formula="of:=[.D6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73]*[.B73]" office:value-type="float" office:value="0" calcext:value-type="float">
            <text:p>0</text:p>
          </table:table-cell>
          <table:table-cell table:formula="of:=[.D73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passes</text:p>
          </table:table-cell>
          <table:table-cell table:number-columns-repeated="8"/>
        </table:table-row>
        <table:table-row table:style-name="ro1">
          <table:table-cell table:formula="of:=[.D3]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76]*[.B76]" office:value-type="float" office:value="0" calcext:value-type="float">
            <text:p>0</text:p>
          </table:table-cell>
          <table:table-cell table:formula="of:=[.D76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till has to go to European Council</text:p>
          </table:table-cell>
          <table:table-cell table:number-columns-repeated="8"/>
        </table:table-row>
        <table:table-row table:style-name="ro1">
          <table:table-cell table:formula="of:=[.D76]" office:value-type="float" office:value="0" calcext:value-type="float">
            <text:p>0</text:p>
          </table:table-cell>
          <table:table-cell table:number-columns-repeated="2"/>
          <table:table-cell table:formula="of:=[.A79]" office:value-type="float" office:value="0" calcext:value-type="float">
            <text:p>0</text:p>
          </table:table-cell>
          <table:table-cell table:formula="of:=[.D79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9]" office:value-type="float" office:value="0.1" calcext:value-type="float">
            <text:p>0.1</text:p>
          </table:table-cell>
          <table:table-cell table:number-columns-repeated="2"/>
          <table:table-cell table:formula="of:=[.A80]" office:value-type="float" office:value="0.1" calcext:value-type="float">
            <text:p>0.1</text:p>
          </table:table-cell>
          <table:table-cell table:formula="of:=[.D80]*2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D18]" office:value-type="float" office:value="0.036" calcext:value-type="float">
            <text:p>0.036</text:p>
          </table:table-cell>
          <table:table-cell table:number-columns-repeated="2"/>
          <table:table-cell table:formula="of:=[.A81]" office:value-type="float" office:value="0.036" calcext:value-type="float">
            <text:p>0.036</text:p>
          </table:table-cell>
          <table:table-cell table:formula="of:=[.D81]*20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79:.D81])" office:value-type="float" office:value="0.136" calcext:value-type="float">
            <text:p>0.136</text:p>
          </table:table-cell>
          <table:table-cell table:formula="of:=[.D82]*20" office:value-type="float" office:value="2.72" calcext:value-type="float">
            <text:p>2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chooses to resign</text:p>
          </table:table-cell>
          <table:table-cell table:number-columns-repeated="8"/>
        </table:table-row>
        <table:table-row table:style-name="ro1">
          <table:table-cell table:formula="of:=[.D82]" office:value-type="float" office:value="0.136" calcext:value-type="float">
            <text:p>0.13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4]*[.B84]" office:value-type="float" office:value="0.0408" calcext:value-type="float">
            <text:p>0.0408</text:p>
          </table:table-cell>
          <table:table-cell table:formula="of:=[.D84]*20" office:value-type="float" office:value="0.816" calcext:value-type="float">
            <text:p>0.81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nify behind a caretaker PM</text:p>
          </table:table-cell>
          <table:table-cell table:number-columns-repeated="8"/>
        </table:table-row>
        <table:table-row table:style-name="ro1">
          <table:table-cell table:formula="of:=[.D84]" office:value-type="float" office:value="0.0408" calcext:value-type="float">
            <text:p>0.0408</text:p>
          </table:table-cell>
          <table:table-cell table:number-columns-repeated="2"/>
          <table:table-cell table:formula="of:=[.A87]" office:value-type="float" office:value="0.0408" calcext:value-type="float">
            <text:p>0.0408</text:p>
          </table:table-cell>
          <table:table-cell table:formula="of:=[.D87]*20" office:value-type="float" office:value="0.816" calcext:value-type="float">
            <text:p>0.816</text:p>
          </table:table-cell>
          <table:table-cell table:number-columns-repeated="4"/>
        </table:table-row>
        <table:table-row table:style-name="ro1">
          <table:table-cell table:formula="of:=[.D49]" office:value-type="float" office:value="0.399168" calcext:value-type="float">
            <text:p>0.399168</text:p>
          </table:table-cell>
          <table:table-cell table:number-columns-repeated="2"/>
          <table:table-cell table:formula="of:=[.A88]" office:value-type="float" office:value="0.399168" calcext:value-type="float">
            <text:p>0.399168</text:p>
          </table:table-cell>
          <table:table-cell table:formula="of:=[.D88]*20" office:value-type="float" office:value="7.98336" calcext:value-type="float">
            <text:p>7.98336</text:p>
          </table:table-cell>
          <table:table-cell table:number-columns-repeated="4"/>
        </table:table-row>
        <table:table-row table:style-name="ro1">
          <table:table-cell table:formula="of:=[.D44]" office:value-type="float" office:value="0.2376" calcext:value-type="float">
            <text:p>0.2376</text:p>
          </table:table-cell>
          <table:table-cell table:number-columns-repeated="2"/>
          <table:table-cell table:formula="of:=[.A89]" office:value-type="float" office:value="0.2376" calcext:value-type="float">
            <text:p>0.2376</text:p>
          </table:table-cell>
          <table:table-cell table:formula="of:=[.D89]*20" office:value-type="float" office:value="4.752" calcext:value-type="float">
            <text:p>4.752</text:p>
          </table:table-cell>
          <table:table-cell table:number-columns-repeated="4"/>
        </table:table-row>
        <table:table-row table:style-name="ro1">
          <table:table-cell table:formula="of:=[.D55]" office:value-type="float" office:value="0.0648" calcext:value-type="float">
            <text:p>0.0648</text:p>
          </table:table-cell>
          <table:table-cell table:number-columns-repeated="2"/>
          <table:table-cell table:formula="of:=[.A90]" office:value-type="float" office:value="0.0648" calcext:value-type="float">
            <text:p>0.0648</text:p>
          </table:table-cell>
          <table:table-cell table:formula="of:=[.D90]*20" office:value-type="float" office:value="1.296" calcext:value-type="float">
            <text:p>1.296</text:p>
          </table:table-cell>
          <table:table-cell/>
          <table:table-cell office:value-type="string" calcext:value-type="string">
            <text:p>European Counci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SUM([.D87:.D90])" office:value-type="float" office:value="0.742368" calcext:value-type="float">
            <text:p>0.742368</text:p>
          </table:table-cell>
          <table:table-cell table:formula="of:=[.D91]*20" office:value-type="float" office:value="14.84736" calcext:value-type="float">
            <text:p>14.84736</text:p>
          </table:table-cell>
          <table:table-cell/>
          <table:table-cell table:style-name="ce2" table:formula="of:=[.D91]*100" office:value-type="float" office:value="74.2368" calcext:value-type="float">
            <text:p>74</text:p>
          </table:table-cell>
          <table:table-cell office:value-type="string" calcext:value-type="string">
            <text:p>Not Johnson</text:p>
          </table:table-cell>
          <table:table-cell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5"/>
          <table:table-cell table:style-name="ce2" table:formula="of:=100-[.G91]" office:value-type="float" office:value="25.7632" calcext:value-type="float">
            <text:p>26</text:p>
          </table:table-cell>
          <table:table-cell office:value-type="string" calcext:value-type="string">
            <text:p>Johnson</text:p>
          </table:table-cell>
          <table:table-cell/>
        </table:table-row>
        <table:table-row table:style-name="ro1">
          <table:table-cell table:formula="of:=[.D6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93]*[.B93]" office:value-type="float" office:value="0" calcext:value-type="float">
            <text:p>0</text:p>
          </table:table-cell>
          <table:table-cell table:formula="of:=[.D93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82]" office:value-type="float" office:value="0.136" calcext:value-type="float">
            <text:p>0.13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4]*[.B94]" office:value-type="float" office:value="0.0952" calcext:value-type="float">
            <text:p>0.0952</text:p>
          </table:table-cell>
          <table:table-cell table:formula="of:=[.D94]*20" office:value-type="float" office:value="1.904" calcext:value-type="float">
            <text:p>1.904</text:p>
          </table:table-cell>
          <table:table-cell table:number-columns-repeated="4"/>
        </table:table-row>
        <table:table-row table:style-name="ro1">
          <table:table-cell table:formula="of:=[.D52]" office:value-type="float" office:value="0.099792" calcext:value-type="float">
            <text:p>0.099792</text:p>
          </table:table-cell>
          <table:table-cell table:number-columns-repeated="2"/>
          <table:table-cell table:formula="of:=[.A95]" office:value-type="float" office:value="0.099792" calcext:value-type="float">
            <text:p>0.099792</text:p>
          </table:table-cell>
          <table:table-cell table:formula="of:=[.D95]*20" office:value-type="float" office:value="1.99584" calcext:value-type="float">
            <text:p>1.99584</text:p>
          </table:table-cell>
          <table:table-cell table:number-columns-repeated="4"/>
        </table:table-row>
        <table:table-row table:style-name="ro1">
          <table:table-cell table:formula="of:=[.D39]" office:value-type="float" office:value="0.5544" calcext:value-type="float">
            <text:p>0.554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6]*[.B96]" office:value-type="float" office:value="0.05544" calcext:value-type="float">
            <text:p>0.05544</text:p>
          </table:table-cell>
          <table:table-cell table:formula="of:=[.D96]*20" office:value-type="float" office:value="1.1088" calcext:value-type="float">
            <text:p>1.1088</text:p>
          </table:table-cell>
          <table:table-cell table:number-columns-repeated="4"/>
        </table:table-row>
        <table:table-row table:style-name="ro1">
          <table:table-cell table:formula="of:=[.D58]" office:value-type="float" office:value="0.0072" calcext:value-type="float">
            <text:p>0.0072</text:p>
          </table:table-cell>
          <table:table-cell table:number-columns-repeated="2"/>
          <table:table-cell table:formula="of:=[.A97]" office:value-type="float" office:value="0.0072" calcext:value-type="float">
            <text:p>0.0072</text:p>
          </table:table-cell>
          <table:table-cell table:formula="of:=[.D97]*20" office:value-type="float" office:value="0.144" calcext:value-type="float">
            <text:p>0.14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3:.D97])" office:value-type="float" office:value="0.257632" calcext:value-type="float">
            <text:p>0.257632</text:p>
          </table:table-cell>
          <table:table-cell table:formula="of:=[.D98]*20" office:value-type="float" office:value="5.15264" calcext:value-type="float">
            <text:p>5.1526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91]" office:value-type="float" office:value="0.742368" calcext:value-type="float">
            <text:p>0.74236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01]*[.B101]" office:value-type="float" office:value="0.6681312" calcext:value-type="float">
            <text:p>0.6681312</text:p>
          </table:table-cell>
          <table:table-cell table:formula="of:=[.D101]*20" office:value-type="float" office:value="13.362624" calcext:value-type="float">
            <text:p>13.3626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91]" office:value-type="float" office:value="0.742368" calcext:value-type="float">
            <text:p>0.74236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04]*[.B104]" office:value-type="float" office:value="0.0742368" calcext:value-type="float">
            <text:p>0.0742368</text:p>
          </table:table-cell>
          <table:table-cell table:formula="of:=[.D104]*20" office:value-type="float" office:value="1.484736" calcext:value-type="float">
            <text:p>1.4847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ets a Deal</text:p>
          </table:table-cell>
          <table:table-cell table:number-columns-repeated="8"/>
        </table:table-row>
        <table:table-row table:style-name="ro1">
          <table:table-cell table:formula="of:=[.D98]" office:value-type="float" office:value="0.257632" calcext:value-type="float">
            <text:p>0.25763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07]*[.B107]" office:value-type="float" office:value="0.0515264" calcext:value-type="float">
            <text:p>0.0515264</text:p>
          </table:table-cell>
          <table:table-cell table:formula="of:=[.D107]*20" office:value-type="float" office:value="1.030528" calcext:value-type="float">
            <text:p>1.03052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everything</text:p>
          </table:table-cell>
          <table:table-cell table:number-columns-repeated="8"/>
        </table:table-row>
        <table:table-row table:style-name="ro1">
          <table:table-cell table:formula="of:=[.D98]" office:value-type="float" office:value="0.257632" calcext:value-type="float">
            <text:p>0.25763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0]*[.B110]" office:value-type="float" office:value="0.128816" calcext:value-type="float">
            <text:p>0.128816</text:p>
          </table:table-cell>
          <table:table-cell table:formula="of:=[.D110]*20" office:value-type="float" office:value="2.57632" calcext:value-type="float">
            <text:p>2.576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sks for ext for GE + EU offers months</text:p>
          </table:table-cell>
          <table:table-cell table:number-columns-repeated="8"/>
        </table:table-row>
        <table:table-row table:style-name="ro1">
          <table:table-cell table:formula="of:=[.D98]" office:value-type="float" office:value="0.257632" calcext:value-type="float">
            <text:p>0.25763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13]*[.B113]" office:value-type="float" office:value="0.0772896" calcext:value-type="float">
            <text:p>0.0772896</text:p>
          </table:table-cell>
          <table:table-cell table:formula="of:=[.D113]*20" office:value-type="float" office:value="1.545792" calcext:value-type="float">
            <text:p>1.5457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Fails</text:p>
          </table:table-cell>
          <table:table-cell table:number-columns-repeated="8"/>
        </table:table-row>
        <table:table-row table:style-name="ro1">
          <table:table-cell table:formula="of:=[.D107]" office:value-type="float" office:value="0.0515264" calcext:value-type="float">
            <text:p>0.051526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16]*[.B116]" office:value-type="float" office:value="0.04122112" calcext:value-type="float">
            <text:p>0.04122112</text:p>
          </table:table-cell>
          <table:table-cell table:formula="of:=[.D116]*20" office:value-type="float" office:value="0.8244224" calcext:value-type="float">
            <text:p>0.82442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</text:p>
          </table:table-cell>
          <table:table-cell table:number-columns-repeated="8"/>
        </table:table-row>
        <table:table-row table:style-name="ro1">
          <table:table-cell table:formula="of:=[.D107]" office:value-type="float" office:value="0.0515264" calcext:value-type="float">
            <text:p>0.051526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9]*[.B119]" office:value-type="float" office:value="0.01030528" calcext:value-type="float">
            <text:p>0.01030528</text:p>
          </table:table-cell>
          <table:table-cell table:formula="of:=[.D119]*20" office:value-type="float" office:value="0.2061056" calcext:value-type="float">
            <text:p>0.20610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</text:p>
          </table:table-cell>
          <table:table-cell table:number-columns-repeated="8"/>
        </table:table-row>
        <table:table-row table:style-name="ro1">
          <table:table-cell table:formula="of:=[.D70]" office:value-type="float" office:value="0" calcext:value-type="float">
            <text:p>0</text:p>
          </table:table-cell>
          <table:table-cell table:number-columns-repeated="2"/>
          <table:table-cell table:formula="of:=[.A122]" office:value-type="float" office:value="0" calcext:value-type="float">
            <text:p>0</text:p>
          </table:table-cell>
          <table:table-cell table:formula="of:=[.D122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73]" office:value-type="float" office:value="0" calcext:value-type="float">
            <text:p>0</text:p>
          </table:table-cell>
          <table:table-cell table:number-columns-repeated="2"/>
          <table:table-cell table:formula="of:=[.A123]" office:value-type="float" office:value="0" calcext:value-type="float">
            <text:p>0</text:p>
          </table:table-cell>
          <table:table-cell table:formula="of:=[.D123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110]" office:value-type="float" office:value="0.128816" calcext:value-type="float">
            <text:p>0.128816</text:p>
          </table:table-cell>
          <table:table-cell table:number-columns-repeated="2"/>
          <table:table-cell table:formula="of:=[.A124]" office:value-type="float" office:value="0.128816" calcext:value-type="float">
            <text:p>0.128816</text:p>
          </table:table-cell>
          <table:table-cell table:formula="of:=[.D124]*20" office:value-type="float" office:value="2.57632" calcext:value-type="float">
            <text:p>2.57632</text:p>
          </table:table-cell>
          <table:table-cell table:number-columns-repeated="4"/>
        </table:table-row>
        <table:table-row table:style-name="ro1">
          <table:table-cell table:formula="of:=[.D116]" office:value-type="float" office:value="0.04122112" calcext:value-type="float">
            <text:p>0.0412211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25]*[.B125]" office:value-type="float" office:value="0.02061056" calcext:value-type="float">
            <text:p>0.02061056</text:p>
          </table:table-cell>
          <table:table-cell table:formula="of:=[.D125]*20" office:value-type="float" office:value="0.4122112" calcext:value-type="float">
            <text:p>0.41221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22:.D125])" office:value-type="float" office:value="0.14942656" calcext:value-type="float">
            <text:p>0.14942656</text:p>
          </table:table-cell>
          <table:table-cell table:formula="of:=[.D126]*20" office:value-type="float" office:value="2.9885312" calcext:value-type="float">
            <text:p>2.9885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21 Oct, fails</text:p>
          </table:table-cell>
          <table:table-cell table:number-columns-repeated="8"/>
        </table:table-row>
        <table:table-row table:style-name="ro1">
          <table:table-cell table:formula="of:=[.D126]" office:value-type="float" office:value="0.14942656" calcext:value-type="float">
            <text:p>0.1494265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28]*[.B128]" office:value-type="float" office:value="0.014942656" calcext:value-type="float">
            <text:p>0.014942656</text:p>
          </table:table-cell>
          <table:table-cell table:formula="of:=[.D128]*20" office:value-type="float" office:value="0.29885312" calcext:value-type="float">
            <text:p>0.298853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, passes</text:p>
          </table:table-cell>
          <table:table-cell table:number-columns-repeated="8"/>
        </table:table-row>
        <table:table-row table:style-name="ro1">
          <table:table-cell table:formula="of:=[.D126]" office:value-type="float" office:value="0.14942656" calcext:value-type="float">
            <text:p>0.1494265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31]*[.B131]" office:value-type="float" office:value="0.134483904" calcext:value-type="float">
            <text:p>0.134483904</text:p>
          </table:table-cell>
          <table:table-cell table:formula="of:=[.D131]*20" office:value-type="float" office:value="2.68967808" calcext:value-type="float">
            <text:p>2.689678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revoke showdown</text:p>
          </table:table-cell>
          <table:table-cell table:number-columns-repeated="8"/>
        </table:table-row>
        <table:table-row table:style-name="ro1">
          <table:table-cell table:formula="of:=[.D128]" office:value-type="float" office:value="0.014942656" calcext:value-type="float">
            <text:p>0.014942656</text:p>
          </table:table-cell>
          <table:table-cell table:number-columns-repeated="2"/>
          <table:table-cell table:formula="of:=[.A134]" office:value-type="float" office:value="0.014942656" calcext:value-type="float">
            <text:p>0.014942656</text:p>
          </table:table-cell>
          <table:table-cell table:formula="of:=[.D134]*20" office:value-type="float" office:value="0.29885312" calcext:value-type="float">
            <text:p>0.29885312</text:p>
          </table:table-cell>
          <table:table-cell table:number-columns-repeated="4"/>
        </table:table-row>
        <table:table-row table:style-name="ro1">
          <table:table-cell table:formula="of:=[.D116]" office:value-type="float" office:value="0.04122112" calcext:value-type="float">
            <text:p>0.0412211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35]*[.B135]" office:value-type="float" office:value="0.02061056" calcext:value-type="float">
            <text:p>0.02061056</text:p>
          </table:table-cell>
          <table:table-cell table:formula="of:=[.D135]*20" office:value-type="float" office:value="0.4122112" calcext:value-type="float">
            <text:p>0.41221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34:.D135])" office:value-type="float" office:value="0.035553216" calcext:value-type="float">
            <text:p>0.035553216</text:p>
          </table:table-cell>
          <table:table-cell table:formula="of:=[.D136]*20" office:value-type="float" office:value="0.71106432" calcext:value-type="float">
            <text:p>0.71106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Manual rounded</text:p>
          </table:table-cell>
        </table:table-row>
        <table:table-row table:style-name="ro1">
          <table:table-cell table:formula="of:=[.D67]" office:value-type="float" office:value="0" calcext:value-type="float">
            <text:p>0</text:p>
          </table:table-cell>
          <table:table-cell table:number-columns-repeated="2"/>
          <table:table-cell table:formula="of:=[.A140]" office:value-type="float" office:value="0" calcext:value-type="float">
            <text:p>0</text:p>
          </table:table-cell>
          <table:table-cell table:formula="of:=[.D140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136]" office:value-type="float" office:value="0.035553216" calcext:value-type="float">
            <text:p>0.03555321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41]*[.B141]" office:value-type="float" office:value="0.0071106432" calcext:value-type="float">
            <text:p>0.0071106432</text:p>
          </table:table-cell>
          <table:table-cell table:formula="of:=[.D141]*20" office:value-type="float" office:value="0.142212864" calcext:value-type="float">
            <text:p>0.14221286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40:.D141])" office:value-type="float" office:value="0.0071106432" calcext:value-type="float">
            <text:p>0.0071106432</text:p>
          </table:table-cell>
          <table:table-cell table:formula="of:=[.D142]*20" office:value-type="float" office:value="0.142212864" calcext:value-type="float">
            <text:p>0.142212864</text:p>
          </table:table-cell>
          <table:table-cell/>
          <table:table-cell table:formula="of:=[.D142]*100" office:value-type="float" office:value="0.71106432" calcext:value-type="float">
            <text:p>0.71106432</text:p>
          </table:table-cell>
          <table:table-cell table:style-name="ce2" table:formula="of:=[.G142]" office:value-type="float" office:value="0.71106432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t 50 Revoked</text:p>
          </table:table-cell>
          <table:table-cell table:number-columns-repeated="8"/>
        </table:table-row>
        <table:table-row table:style-name="ro1">
          <table:table-cell table:formula="of:=[.D136]" office:value-type="float" office:value="0.035553216" calcext:value-type="float">
            <text:p>0.03555321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45]*[.B145]" office:value-type="float" office:value="0.0284425728" calcext:value-type="float">
            <text:p>0.0284425728</text:p>
          </table:table-cell>
          <table:table-cell table:formula="of:=[.D145]*20" office:value-type="float" office:value="0.568851456" calcext:value-type="float">
            <text:p>0.568851456</text:p>
          </table:table-cell>
          <table:table-cell/>
          <table:table-cell table:formula="of:=[.D145]*100" office:value-type="float" office:value="2.84425728" calcext:value-type="float">
            <text:p>2.84425728</text:p>
          </table:table-cell>
          <table:table-cell table:style-name="ce2" table:formula="of:=[.G145]" office:value-type="float" office:value="2.84425728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number-columns-repeated="8"/>
        </table:table-row>
        <table:table-row table:style-name="ro1">
          <table:table-cell table:formula="of:=[.D119]" office:value-type="float" office:value="0.01030528" calcext:value-type="float">
            <text:p>0.01030528</text:p>
          </table:table-cell>
          <table:table-cell table:number-columns-repeated="2"/>
          <table:table-cell table:formula="of:=[.A148]" office:value-type="float" office:value="0.01030528" calcext:value-type="float">
            <text:p>0.01030528</text:p>
          </table:table-cell>
          <table:table-cell table:formula="of:=[.D148]*20" office:value-type="float" office:value="0.2061056" calcext:value-type="float">
            <text:p>0.2061056</text:p>
          </table:table-cell>
          <table:table-cell/>
          <table:table-cell table:formula="of:=[.D148]*100" office:value-type="float" office:value="1.030528" calcext:value-type="float">
            <text:p>1.030528</text:p>
          </table:table-cell>
          <table:table-cell table:style-name="ce2" table:formula="of:=[.G148]" office:value-type="float" office:value="1.030528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8"/>
        </table:table-row>
        <table:table-row table:style-name="ro1">
          <table:table-cell table:formula="of:=[.D131]" office:value-type="float" office:value="0.134483904" calcext:value-type="float">
            <text:p>0.134483904</text:p>
          </table:table-cell>
          <table:table-cell table:number-columns-repeated="2"/>
          <table:table-cell table:formula="of:=[.A151]" office:value-type="float" office:value="0.134483904" calcext:value-type="float">
            <text:p>0.134483904</text:p>
          </table:table-cell>
          <table:table-cell table:formula="of:=[.D151]*20" office:value-type="float" office:value="2.68967808" calcext:value-type="float">
            <text:p>2.68967808</text:p>
          </table:table-cell>
          <table:table-cell table:number-columns-repeated="4"/>
        </table:table-row>
        <table:table-row table:style-name="ro1">
          <table:table-cell table:formula="of:=[.D113]" office:value-type="float" office:value="0.0772896" calcext:value-type="float">
            <text:p>0.0772896</text:p>
          </table:table-cell>
          <table:table-cell table:number-columns-repeated="2"/>
          <table:table-cell table:formula="of:=[.A152]" office:value-type="float" office:value="0.0772896" calcext:value-type="float">
            <text:p>0.0772896</text:p>
          </table:table-cell>
          <table:table-cell table:formula="of:=[.D152]*20" office:value-type="float" office:value="1.545792" calcext:value-type="float">
            <text:p>1.545792</text:p>
          </table:table-cell>
          <table:table-cell table:number-columns-repeated="4"/>
        </table:table-row>
        <table:table-row table:style-name="ro1">
          <table:table-cell table:formula="of:=[.D101]" office:value-type="float" office:value="0.6681312" calcext:value-type="float">
            <text:p>0.6681312</text:p>
          </table:table-cell>
          <table:table-cell table:number-columns-repeated="2"/>
          <table:table-cell table:formula="of:=[.A153]" office:value-type="float" office:value="0.6681312" calcext:value-type="float">
            <text:p>0.6681312</text:p>
          </table:table-cell>
          <table:table-cell table:formula="of:=[.D153]*20" office:value-type="float" office:value="13.362624" calcext:value-type="float">
            <text:p>13.3626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51:.D153])" office:value-type="float" office:value="0.879904704" calcext:value-type="float">
            <text:p>0.879904704</text:p>
          </table:table-cell>
          <table:table-cell table:formula="of:=[.D154]*20" office:value-type="float" office:value="17.59809408" calcext:value-type="float">
            <text:p>17.59809408</text:p>
          </table:table-cell>
          <table:table-cell/>
          <table:table-cell table:formula="of:=[.D154]*100" office:value-type="float" office:value="87.9904704" calcext:value-type="float">
            <text:p>87.9904704</text:p>
          </table:table-cell>
          <table:table-cell table:style-name="ce2" table:formula="of:=[.G154]" office:value-type="float" office:value="87.9904704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104]" office:value-type="float" office:value="0.0742368" calcext:value-type="float">
            <text:p>0.0742368</text:p>
          </table:table-cell>
          <table:table-cell table:number-columns-repeated="2"/>
          <table:table-cell table:formula="of:=[.A157]" office:value-type="float" office:value="0.0742368" calcext:value-type="float">
            <text:p>0.0742368</text:p>
          </table:table-cell>
          <table:table-cell table:formula="of:=[.D157]*20" office:value-type="float" office:value="1.484736" calcext:value-type="float">
            <text:p>1.484736</text:p>
          </table:table-cell>
          <table:table-cell/>
          <table:table-cell table:formula="of:=[.D157]*100" office:value-type="float" office:value="7.42368" calcext:value-type="float">
            <text:p>7.42368</text:p>
          </table:table-cell>
          <table:table-cell table:style-name="ce2" table:formula="of:=[.G157]" office:value-type="float" office:value="7.42368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57]+[.D154]+[.D148]+[.D145]+[.D142]" office:value-type="float" office:value="1" calcext:value-type="float">
            <text:p>1</text:p>
          </table:table-cell>
          <table:table-cell table:number-columns-repeated="2"/>
          <table:table-cell table:formula="of:=SUM([.G142:.G157])" office:value-type="float" office:value="100" calcext:value-type="float">
            <text:p>100</text:p>
          </table:table-cell>
          <table:table-cell table:formula="of:=SUM([.H142:.H157])" office:value-type="float" office:value="100" calcext:value-type="float">
            <text:p>100</text:p>
          </table:table-cell>
          <table:table-cell table:formula="of:=SUM([.I142:.I15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09:37:33.639875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19T11:36:53.622931139</meta:creation-date>
    <meta:generator>LibreOffice/6.2.0.3$MacOSX_X86_64 LibreOffice_project/98c6a8a1c6c7b144ce3cc729e34964b47ce25d62</meta:generator>
    <dc:date>2019-09-20T09:40:07.080294913</dc:date>
    <dc:creator>Jon Worth</dc:creator>
    <meta:editing-duration>PT3H11M14S</meta:editing-duration>
    <meta:editing-cycles>10</meta:editing-cycles>
    <meta:document-statistic meta:table-count="1" meta:cell-count="327" meta:object-count="0"/>
  </office:meta>
</office:document-meta>
</file>